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ique">
        <table:table-row>
          <table:table-cell table:style-name="pd1" office:value-type="string" office:value="Date">
            <text:p>Date</text:p>
          </table:table-cell>
          <table:table-cell table:style-name="pd1" office:value-type="string" office:value="Recette">
            <text:p>Recette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Tagliatelles veau champi">
            <text:p>Tagliatelles veau champi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Poisson epinards riz">
            <text:p>Poisson epinards riz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Petoncle">
            <text:p>Petoncle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Puree saucisse">
            <text:p>Puree saucisse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Choux de bruxelles graines">
            <text:p>Choux de bruxelles graines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Champi farci">
            <text:p>Champi farci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Tourte a la viande">
            <text:p>Tourte a la viande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Fondue">
            <text:p>Fondue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Apero ++">
            <text:p>Apero ++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Poisson puree">
            <text:p>Poisson puree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Plancha">
            <text:p>Planch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Couscous vegan">
            <text:p>Couscous vegan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Gaufres patates douces avocat">
            <text:p>Gaufres patates douces avocat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Soufflé au fromage">
            <text:p>Soufflé au fromag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Apéro ++">
            <text:p>Apéro ++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Paupiettes de veau">
            <text:p>Paupiettes de veau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Raclette">
            <text:p>Raclette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Magret de canard">
            <text:p>Magret de canard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Choucroute">
            <text:p>Choucrou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Carbonade flamande">
            <text:p>Carbonade flamande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Lapin a la moutarde">
            <text:p>Lapin a la moutarde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Boudin antillais">
            <text:p>Boudin antillai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Veau citron">
            <text:p>Veau citron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Poelée butternut prot soja">
            <text:p>Poelée butternut prot soja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Tarte butternut gorgonzola">
            <text:p>Tarte butternut gorgonzola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Roules au fromage">
            <text:p>Roules au fromag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Surprises du marché">
            <text:p>Surprises du marché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Pique-nique">
            <text:p>Pique-nique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Brunch">
            <text:p>Brunch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Quiche brocoli chêvre">
            <text:p>Quiche brocoli chêvre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5-20">
            <text:p>2021-05-20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20">
            <text:p>2021-05-20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21">
            <text:p>2021-05-2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21">
            <text:p>2021-05-21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5-22">
            <text:p>2021-05-22</text:p>
          </table:table-cell>
          <table:table-cell office:value-type="string" office:value="Fruits de mer">
            <text:p>Fruits de mer</text:p>
          </table:table-cell>
        </table:table-row>
        <table:table-row>
          <table:table-cell office:value-type="string" office:value="2021-05-22">
            <text:p>2021-05-2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5-23">
            <text:p>2021-05-2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5-23">
            <text:p>2021-05-2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5-24">
            <text:p>2021-05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5-24">
            <text:p>2021-05-24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25">
            <text:p>2021-05-25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5-25">
            <text:p>2021-05-25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5-26">
            <text:p>2021-05-26</text:p>
          </table:table-cell>
          <table:table-cell office:value-type="string" office:value="Fondue de poireaux">
            <text:p>Fondue de poireaux</text:p>
          </table:table-cell>
        </table:table-row>
        <table:table-row>
          <table:table-cell office:value-type="string" office:value="2021-05-26">
            <text:p>2021-05-2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27">
            <text:p>2021-05-27</text:p>
          </table:table-cell>
          <table:table-cell office:value-type="string" office:value="Légumes rotis">
            <text:p>Légumes rotis</text:p>
          </table:table-cell>
        </table:table-row>
        <table:table-row>
          <table:table-cell office:value-type="string" office:value="2021-05-27">
            <text:p>2021-05-27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5-28">
            <text:p>2021-05-28</text:p>
          </table:table-cell>
          <table:table-cell office:value-type="string" office:value="Tarte poireaux">
            <text:p>Tarte poireaux</text:p>
          </table:table-cell>
        </table:table-row>
        <table:table-row>
          <table:table-cell office:value-type="string" office:value="2021-05-28">
            <text:p>2021-05-2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5-29">
            <text:p>2021-05-29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29">
            <text:p>2021-05-29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5-30">
            <text:p>2021-05-30</text:p>
          </table:table-cell>
          <table:table-cell office:value-type="string" office:value="Lasagnes aux blettes">
            <text:p>Lasagnes aux blettes</text:p>
          </table:table-cell>
        </table:table-row>
        <table:table-row>
          <table:table-cell office:value-type="string" office:value="2021-05-30">
            <text:p>2021-05-30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5-31">
            <text:p>2021-05-3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31">
            <text:p>2021-05-31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01">
            <text:p>2021-06-01</text:p>
          </table:table-cell>
          <table:table-cell office:value-type="string" office:value="Lasagnes aux blettes">
            <text:p>Lasagnes aux blettes</text:p>
          </table:table-cell>
        </table:table-row>
        <table:table-row>
          <table:table-cell office:value-type="string" office:value="2021-06-01">
            <text:p>2021-06-01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6-02">
            <text:p>2021-06-02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02">
            <text:p>2021-06-02</text:p>
          </table:table-cell>
          <table:table-cell office:value-type="string" office:value="Rosties">
            <text:p>Rosties</text:p>
          </table:table-cell>
        </table:table-row>
        <table:table-row>
          <table:table-cell office:value-type="string" office:value="2021-06-03">
            <text:p>2021-06-03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03">
            <text:p>2021-06-03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6-04">
            <text:p>2021-06-04</text:p>
          </table:table-cell>
          <table:table-cell office:value-type="string" office:value="Pates pois carrés">
            <text:p>Pates pois carrés</text:p>
          </table:table-cell>
        </table:table-row>
        <table:table-row>
          <table:table-cell office:value-type="string" office:value="2021-06-04">
            <text:p>2021-06-04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6-05">
            <text:p>2021-06-05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6-05">
            <text:p>2021-06-05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6-06">
            <text:p>2021-06-06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06">
            <text:p>2021-06-06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6-07">
            <text:p>2021-06-07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07">
            <text:p>2021-06-07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08">
            <text:p>2021-06-08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6-08">
            <text:p>2021-06-08</text:p>
          </table:table-cell>
          <table:table-cell office:value-type="string" office:value="Chorba">
            <text:p>Chorba</text:p>
          </table:table-cell>
        </table:table-row>
        <table:table-row>
          <table:table-cell office:value-type="string" office:value="2021-06-09">
            <text:p>2021-06-09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09">
            <text:p>2021-06-09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10">
            <text:p>2021-06-10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10">
            <text:p>2021-06-10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11">
            <text:p>2021-06-11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6-11">
            <text:p>2021-06-11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6-12">
            <text:p>2021-06-1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6-12">
            <text:p>2021-06-12</text:p>
          </table:table-cell>
          <table:table-cell office:value-type="string" office:value="Chorba">
            <text:p>Chorba</text:p>
          </table:table-cell>
        </table:table-row>
        <table:table-row>
          <table:table-cell office:value-type="string" office:value="2021-06-13">
            <text:p>2021-06-13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6-13">
            <text:p>2021-06-13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6-14">
            <text:p>2021-06-14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6-14">
            <text:p>2021-06-14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15">
            <text:p>2021-06-15</text:p>
          </table:table-cell>
          <table:table-cell office:value-type="string" office:value="Fondue de poireaux">
            <text:p>Fondue de poireaux</text:p>
          </table:table-cell>
        </table:table-row>
        <table:table-row>
          <table:table-cell office:value-type="string" office:value="2021-06-15">
            <text:p>2021-06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6-16">
            <text:p>2021-06-16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6-16">
            <text:p>2021-06-16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17">
            <text:p>2021-06-17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17">
            <text:p>2021-06-17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6-18">
            <text:p>2021-06-18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18">
            <text:p>2021-06-18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6-19">
            <text:p>2021-06-19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6-19">
            <text:p>2021-06-19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6-20">
            <text:p>2021-06-20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6-20">
            <text:p>2021-06-20</text:p>
          </table:table-cell>
          <table:table-cell office:value-type="string" office:value="Quiche aux poireaux">
            <text:p>Quiche aux poireaux</text:p>
          </table:table-cell>
        </table:table-row>
        <table:table-row>
          <table:table-cell office:value-type="string" office:value="2021-06-21">
            <text:p>2021-06-21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6-21">
            <text:p>2021-06-21</text:p>
          </table:table-cell>
          <table:table-cell office:value-type="string" office:value="Gaufres patates douces avocat">
            <text:p>Gaufres patates douces avocat</text:p>
          </table:table-cell>
        </table:table-row>
        <table:table-row>
          <table:table-cell office:value-type="string" office:value="2021-06-22">
            <text:p>2021-06-22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6-22">
            <text:p>2021-06-22</text:p>
          </table:table-cell>
          <table:table-cell office:value-type="string" office:value="Wrap crudités">
            <text:p>Wrap crudités</text:p>
          </table:table-cell>
        </table:table-row>
        <table:table-row>
          <table:table-cell office:value-type="string" office:value="2021-06-23">
            <text:p>2021-06-23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6-23">
            <text:p>2021-06-23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6-24">
            <text:p>2021-06-24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6-24">
            <text:p>2021-06-24</text:p>
          </table:table-cell>
          <table:table-cell office:value-type="string" office:value="Sandwich">
            <text:p>Sandwich</text:p>
          </table:table-cell>
        </table:table-row>
        <table:table-row>
          <table:table-cell office:value-type="string" office:value="2021-06-28">
            <text:p>2021-06-28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28">
            <text:p>2021-06-28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6-29">
            <text:p>2021-06-29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6-29">
            <text:p>2021-06-29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6-30">
            <text:p>2021-06-30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6-30">
            <text:p>2021-06-30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7-01">
            <text:p>2021-07-0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7-01">
            <text:p>2021-07-0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7-02">
            <text:p>2021-07-02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7-02">
            <text:p>2021-07-0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7-10">
            <text:p>2021-07-10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7-10">
            <text:p>2021-07-10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7-11">
            <text:p>2021-07-11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7-11">
            <text:p>2021-07-11</text:p>
          </table:table-cell>
          <table:table-cell office:value-type="string" office:value="Soupe de poisson">
            <text:p>Soupe de poisson</text:p>
          </table:table-cell>
        </table:table-row>
        <table:table-row>
          <table:table-cell office:value-type="string" office:value="2021-07-12">
            <text:p>2021-07-12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7-12">
            <text:p>2021-07-12</text:p>
          </table:table-cell>
          <table:table-cell office:value-type="string" office:value="Tomates Mozzarella">
            <text:p>Tomates Mozzarella</text:p>
          </table:table-cell>
        </table:table-row>
        <table:table-row>
          <table:table-cell office:value-type="string" office:value="2021-07-13">
            <text:p>2021-07-13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7-13">
            <text:p>2021-07-13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7-14">
            <text:p>2021-07-14</text:p>
          </table:table-cell>
          <table:table-cell office:value-type="string" office:value="Chili con carne">
            <text:p>Chili con carne</text:p>
          </table:table-cell>
        </table:table-row>
        <table:table-row>
          <table:table-cell office:value-type="string" office:value="2021-07-14">
            <text:p>2021-07-14</text:p>
          </table:table-cell>
          <table:table-cell office:value-type="string" office:value="Rosties">
            <text:p>Rosties</text:p>
          </table:table-cell>
        </table:table-row>
        <table:table-row>
          <table:table-cell office:value-type="string" office:value="2021-07-15">
            <text:p>2021-07-15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7-15">
            <text:p>2021-07-15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7-16">
            <text:p>2021-07-16</text:p>
          </table:table-cell>
          <table:table-cell office:value-type="string" office:value="Chili con carne">
            <text:p>Chili con carne</text:p>
          </table:table-cell>
        </table:table-row>
        <table:table-row>
          <table:table-cell office:value-type="string" office:value="2021-07-16">
            <text:p>2021-07-16</text:p>
          </table:table-cell>
          <table:table-cell office:value-type="string" office:value="Omelette">
            <text:p>Omelet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